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-template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css3t="http://www.w3.org/TR/css3-text/" office:version="1.1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12" text:name="casa"/>
      </text:user-field-decls>
      <text:p text:style-name="Standard">La casa es: <text:s/><text:user-field-get text:name="casa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1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creation-date>2014-11-18T18:17:23.271462683</meta:creation-date>
    <meta:editing-duration>P0D</meta:editing-duration>
    <meta:editing-cycles>2</meta:editing-cycles>
    <meta:generator>LibreOffice/4.1.3.2$Linux_X86_64 LibreOffice_project/410m0$Build-2</meta:generator>
    <meta:initial-creator>Samuel Vanoye</meta:initial-creator>
    <dc:date>2014-11-18T18:18:43.353560159</dc:date>
    <dc:creator>Samuel Vanoye</dc:creator>
    <meta:document-statistic meta:table-count="0" meta:image-count="0" meta:object-count="0" meta:page-count="1" meta:paragraph-count="1" meta:word-count="4" meta:character-count="14" meta:non-whitespace-character-count="10"/>
  </office:meta>
</office:document-meta>
</file>